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3.3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oker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5"/>
          <table:table-cell office:value-type="string" calcext:value-type="string">
            <text:p>Englisch</text:p>
          </table:table-cell>
          <table:table-cell table:number-columns-repeated="4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4740: "* Die Welt dreht sich, dreht sich.",</text:p>
          </table:table-cell>
          <table:table-cell table:number-columns-repeated="5"/>
          <table:table-cell office:value-type="string" calcext:value-type="string">
            <text:p>Zeilennummer 4740: "* The world is spinning, spinning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* Die Luft knistert vor Freiheit.",</text:p>
          </table:table-cell>
          <table:table-cell table:number-columns-repeated="5"/>
          <table:table-cell office:value-type="string" calcext:value-type="string">
            <text:p>Zeilennummer 4740: "* The air crackles with freedom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* JEVIL lacht unverständlich.",</text:p>
          </table:table-cell>
          <table:table-cell table:number-columns-repeated="5"/>
          <table:table-cell office:value-type="string" calcext:value-type="string">
            <text:p>Zeilennummer 4740: "* JEVIL is laughing incomprehensibly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* Es fühlt sich wie ein Wirbelwind an.",</text:p>
          </table:table-cell>
          <table:table-cell table:number-columns-repeated="5"/>
          <table:table-cell office:value-type="string" calcext:value-type="string">
            <text:p>Zeilennummer 4740: "* It feels like a whirlwind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* Riecht nach Chaos.",</text:p>
          </table:table-cell>
          <table:table-cell table:number-columns-repeated="5"/>
          <table:table-cell office:value-type="string" calcext:value-type="string">
            <text:p>Zeilennummer 4740: "* Smells like chaos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* JEVIL &amp;* Es gibt keine Strategie^1, ihn zubesiegen. Viel Glück!/%",</text:p>
          </table:table-cell>
          <table:table-cell table:number-columns-repeated="5"/>
          <table:table-cell office:value-type="string" calcext:value-type="string">
            <text:p>Zeilennummer 4740: "* JEVIL &amp;* There is no strategy to defeat the enemy. Good luck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CHAOS, CHAOS,&amp;FANG MICH&amp;KANNST DU'S?",</text:p>
          </table:table-cell>
          <table:table-cell table:number-columns-repeated="5"/>
          <table:table-cell office:value-type="string" calcext:value-type="string">
            <text:p>Zeilennummer 4740: "CHAOS, CHAOS,&amp;&amp;CATCH ME&amp;IF YOU CAN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SPILEN WIR&amp;RING-HERUM?",</text:p>
          </table:table-cell>
          <table:table-cell table:number-columns-repeated="5"/>
          <table:table-cell office:value-type="string" calcext:value-type="string">
            <text:p>Zeilennummer 4740: "SHALL WE&amp;PLAY THE&amp;RING-AROUND?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MEIN HERZ&amp;GEHT DURCH&amp;DEINE UNTAT!",</text:p>
          </table:table-cell>
          <table:table-cell table:number-columns-repeated="5"/>
          <table:table-cell office:value-type="string" calcext:value-type="string">
            <text:p>Zeilennummer 4740: "MY HEARTS GO&amp;OUT TO ALL&amp;YOU SINNERS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HA, HA, LOS&amp;HIER KOMMT&amp;DAS &amp;TEUFELSMESSER.",</text:p>
          </table:table-cell>
          <table:table-cell table:number-columns-repeated="5"/>
          <table:table-cell office:value-type="string" calcext:value-type="string">
            <text:p>Zeilennummer 4740: "HA, HA, LET'S&amp;MAKE THE&amp;DEVILSKNIFE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PIIP PIIP,&amp;FAHREN WIR DAS&amp;KARUSELL SPIEL.",</text:p>
          </table:table-cell>
          <table:table-cell table:number-columns-repeated="5"/>
          <table:table-cell office:value-type="string" calcext:value-type="string">
            <text:p>Zeilennummer 4740: "PIIP PIIP,&amp;LET'S RIDE THE&amp;CAROUSEL GAME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HEE HEE,&amp;HAST DU SPAß!?&amp;BETRITT DEN&amp;CLUB!",</text:p>
          </table:table-cell>
          <table:table-cell table:number-columns-repeated="5"/>
          <table:table-cell office:value-type="string" calcext:value-type="string">
            <text:p>Zeilennummer 4740: "HEE HEE,&amp;HAVING FUN!?&amp;JOIN THE&amp;CLUB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HERZ,&amp;RAUTE,&amp;ICH KANN&amp;ALLES TUN!",</text:p>
          </table:table-cell>
          <table:table-cell table:number-columns-repeated="5"/>
          <table:table-cell office:value-type="string" calcext:value-type="string">
            <text:p>Zeilennummer 4740: "HEARTS,&amp;DIAMONDS,&amp;I CAN DO&amp;ANYTHING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WER DREHT&amp;DIE WELT&amp;HERUM?",</text:p>
          </table:table-cell>
          <table:table-cell table:number-columns-repeated="5"/>
          <table:table-cell office:value-type="string" calcext:value-type="string">
            <text:p>Zeilennummer 4740: "WHO KEEPS&amp;SPINNING THE&amp;WORLD&amp;AROUND?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IHR KIDS SEID&amp;WIRKLICH&amp;GUT!",</text:p>
          </table:table-cell>
          <table:table-cell table:number-columns-repeated="5"/>
          <table:table-cell office:value-type="string" calcext:value-type="string">
            <text:p>Zeilennummer 4740: "YOU KIDS ARE&amp;REALLY&amp;KEEPING UP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NU-HA!!&amp;HATTE NIE SO&amp;VIEL SPAß,&amp;SPAß!!",</text:p>
          </table:table-cell>
          <table:table-cell table:number-columns-repeated="5"/>
          <table:table-cell office:value-type="string" calcext:value-type="string">
            <text:p>Zeilennummer 4740: "NU-HA!!&amp;I NEVER HAD&amp;SUCH FUN,&amp;FUN!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EIN CHARME&amp;BETRITT&amp;MEIN HERZ!",</text:p>
          </table:table-cell>
          <table:table-cell table:number-columns-repeated="5"/>
          <table:table-cell office:value-type="string" calcext:value-type="string">
            <text:p>Zeilennummer 4740: "A BEAUTY IS&amp;JOYING IN&amp;MY HEART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SELBST DAS&amp;TEUFELSMESSER&amp;LACHT!",</text:p>
          </table:table-cell>
          <table:table-cell table:number-columns-repeated="5"/>
          <table:table-cell office:value-type="string" calcext:value-type="string">
            <text:p>Zeilennummer 4740: "EVEN&amp;DEVILSKNIFE&amp;IS SMILING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ES IST SO&amp;AUFREGEND...&amp;ICH KANN'S NICH&amp;ABWARTEN!!!",</text:p>
          </table:table-cell>
          <table:table-cell table:number-columns-repeated="5"/>
          <table:table-cell office:value-type="string" calcext:value-type="string">
            <text:p>Zeilennummer 4740: "IT'S SO&amp;EXCITING...&amp;I CAN'T&amp;TAKE IT!!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DAS WARS,&amp;BOISUN'GIRLS!&amp;SIEHT SICH!",</text:p>
          </table:table-cell>
          <table:table-cell table:number-columns-repeated="5"/>
          <table:table-cell office:value-type="string" calcext:value-type="string">
            <text:p>Zeilennummer 4740: "THIS IS IT,&amp;BOISENGIRLS!&amp;SEE YA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GENUG!!&amp;IHR KIDS&amp;MACHT MICH&amp;SCHLÄFRIG!",</text:p>
          </table:table-cell>
          <table:table-cell table:number-columns-repeated="5"/>
          <table:table-cell office:value-type="string" calcext:value-type="string">
            <text:p>Zeilennummer 4740: "ENOUGH!!&amp;YOU KIDS&amp;TIRED ME UP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SCHERZ!!&amp;HIER IST&amp;MEIN&amp;LETZTES CHAOS!",</text:p>
          </table:table-cell>
          <table:table-cell table:number-columns-repeated="5"/>
          <table:table-cell office:value-type="string" calcext:value-type="string">
            <text:p>Zeilennummer 4740: "KIDDING!!&amp;HERE'S MY&amp;FINAL CHAOS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EIN CHAOS,&amp;CHAOS!",</text:p>
          </table:table-cell>
          <table:table-cell table:number-columns-repeated="5"/>
          <table:table-cell office:value-type="string" calcext:value-type="string">
            <text:p>Zeilennummer 4740: "A CHAOS,&amp;CHAOS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BITTE, ES IST&amp;NUR EIN&amp;EINFACHES&amp;CHAOS.",</text:p>
          </table:table-cell>
          <table:table-cell table:number-columns-repeated="5"/>
          <table:table-cell office:value-type="string" calcext:value-type="string">
            <text:p>Zeilennummer 4740: "PLEASE, IT'S&amp;JUST A&amp;SIMPLE&amp;CHAOS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ICH KANN&amp;ALLES TUN!!",</text:p>
          </table:table-cell>
          <table:table-cell table:number-columns-repeated="5"/>
          <table:table-cell office:value-type="string" calcext:value-type="string">
            <text:p>Zeilennummer 4740: "I CAN DO&amp;ANYTHING!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MICH KANNST&amp;DU NICHT&amp;ERLEGEN!",</text:p>
          </table:table-cell>
          <table:table-cell table:number-columns-repeated="5"/>
          <table:table-cell office:value-type="string" calcext:value-type="string">
            <text:p>Zeilennummer 4740: "THIS BODY&amp;CANNOT BE&amp;KILLED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DIESE&amp;GARDIENE&amp;SIND WIRKLICH&amp;FEURIG!",</text:p>
          </table:table-cell>
          <table:table-cell table:number-columns-repeated="5"/>
          <table:table-cell office:value-type="string" calcext:value-type="string">
            <text:p>Zeilennummer 4740: "THESE&amp;CURTAINS&amp;ARE REALLY&amp;ON FIRE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ES MACHT FAST&amp;ZU VIEL&amp;SPAß!!!",</text:p>
          </table:table-cell>
          <table:table-cell table:number-columns-repeated="5"/>
          <table:table-cell office:value-type="string" calcext:value-type="string">
            <text:p>Zeilennummer 4740: "IT'S ALL&amp;TOO MUCH&amp;FUN!!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* Kris dreht sich^1!&amp;* JEVIL wurde \\cBMÜDE\\cW^1 und...!/%",</text:p>
          </table:table-cell>
          <table:table-cell table:number-columns-repeated="5"/>
          <table:table-cell office:value-type="string" calcext:value-type="string">
            <text:p>Zeilennummer 4740: "* Kris spun around^1!&amp;* JEVIL got slightly more TIRED^1, and...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* Etwas passiert!/%",</text:p>
          </table:table-cell>
          <table:table-cell table:number-columns-repeated="5"/>
          <table:table-cell office:value-type="string" calcext:value-type="string">
            <text:p>Zeilennummer 4740: "* Something happened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* Was^1!&amp;* Es war ein Trick!/%",</text:p>
          </table:table-cell>
          <table:table-cell table:number-columns-repeated="5"/>
          <table:table-cell office:value-type="string" calcext:value-type="string">
            <text:p>Zeilennummer 4740: "* What^1!&amp;* It was just foley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* JEVIL fühlt sich wohl^1!&amp;* JEVILs Verteidigung sinkt!/%",</text:p>
          </table:table-cell>
          <table:table-cell table:number-columns-repeated="5"/>
          <table:table-cell office:value-type="string" calcext:value-type="string">
            <text:p>Zeilennummer 4740: "* JEVIL felt at ease^1!&amp;* JEVIL's defense dropped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* Leider^1! Schmerzt die folgende Attacke sehr!/%",</text:p>
          </table:table-cell>
          <table:table-cell table:number-columns-repeated="5"/>
          <table:table-cell office:value-type="string" calcext:value-type="string">
            <text:p>Zeilennummer 4740: "* Awkward^1! Upcoming attack will hurt rapidly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* Gut^1!&amp;* Der Tanz verteidigt deine Gruppe!/%",</text:p>
          </table:table-cell>
          <table:table-cell table:number-columns-repeated="5"/>
          <table:table-cell office:value-type="string" calcext:value-type="string">
            <text:p>Zeilennummer 4740: "* Tranquil^1!&amp;* The dance defended the party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* Was^1!&amp;* Es ist nur ein nutzloser Vogel!/%",</text:p>
          </table:table-cell>
          <table:table-cell table:number-columns-repeated="5"/>
          <table:table-cell office:value-type="string" calcext:value-type="string">
            <text:p>Zeilennummer 4740: "* What^1!&amp;* It's nothing but a useless bird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* Es fühlte sich tröstlich an!/%",</text:p>
          </table:table-cell>
          <table:table-cell table:number-columns-repeated="5"/>
          <table:table-cell office:value-type="string" calcext:value-type="string">
            <text:p>Zeilennummer 4740: "* It felt comforting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* Eure HP würfeln sich durch!/%",</text:p>
          </table:table-cell>
          <table:table-cell table:number-columns-repeated="5"/>
          <table:table-cell office:value-type="string" calcext:value-type="string">
            <text:p>Zeilennummer 4740: "* Everyone's HP got jumbled up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* JEVILs folgender Zug wird stärker!/%",</text:p>
          </table:table-cell>
          <table:table-cell table:number-columns-repeated="5"/>
          <table:table-cell office:value-type="string" calcext:value-type="string">
            <text:p>Zeilennummer 4740: "* JEVIL's upcoming move got powered up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* Eine perfekte 10!/%",</text:p>
          </table:table-cell>
          <table:table-cell table:number-columns-repeated="5"/>
          <table:table-cell office:value-type="string" calcext:value-type="string">
            <text:p>Zeilennummer 4740: "* A perfect 10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&amp;* JEVIL scheint amüsiert!",</text:p>
          </table:table-cell>
          <table:table-cell table:number-columns-repeated="5"/>
          <table:table-cell office:value-type="string" calcext:value-type="string">
            <text:p>Zeilennummer 4740: "&amp;* JEVIL's looking exhausted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* Ralsei sang durcheinander^1!",</text:p>
          </table:table-cell>
          <table:table-cell table:number-columns-repeated="5"/>
          <table:table-cell office:value-type="string" calcext:value-type="string">
            <text:p>Zeilennummer 4740: "* Ralsei chanted something^1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* Susie wirbelt etwas herum^1!",</text:p>
          </table:table-cell>
          <table:table-cell table:number-columns-repeated="5"/>
          <table:table-cell office:value-type="string" calcext:value-type="string">
            <text:p>Zeilennummer 4740: "* Susie spun something around^1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* Kris starrt komisch^1!",</text:p>
          </table:table-cell>
          <table:table-cell table:number-columns-repeated="5"/>
          <table:table-cell office:value-type="string" calcext:value-type="string">
            <text:p>Zeilennummer 4740: "* Kris gazed strangely^1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&amp;* JEVIL wurde schwächer!",</text:p>
          </table:table-cell>
          <table:table-cell table:number-columns-repeated="5"/>
          <table:table-cell office:value-type="string" calcext:value-type="string">
            <text:p>Zeilennummer 4740: "&amp;* JEVIL's next attack weakened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&amp;* JEVIL wurde \\cBMÜDER\\cW!",</text:p>
          </table:table-cell>
          <table:table-cell table:number-columns-repeated="5"/>
          <table:table-cell office:value-type="string" calcext:value-type="string">
            <text:p>Zeilennummer 4740: "&amp;* JEVIL became more TIRED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&amp;* JEVIL wurde \\cBMÜDER\\cW!",</text:p>
          </table:table-cell>
          <table:table-cell table:number-columns-repeated="5"/>
          <table:table-cell office:value-type="string" calcext:value-type="string">
            <text:p>Zeilennummer 4740: "&amp;* JEVIL became more TIRED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&amp;* JEVIL schaut amüsiert aus!",</text:p>
          </table:table-cell>
          <table:table-cell table:number-columns-repeated="5"/>
          <table:table-cell office:value-type="string" calcext:value-type="string">
            <text:p>Zeilennummer 4740: "&amp;* JEVIL's looking exhausted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* JEVIL scheint amüsiert...?",</text:p>
          </table:table-cell>
          <table:table-cell table:number-columns-repeated="5"/>
          <table:table-cell office:value-type="string" calcext:value-type="string">
            <text:p>Zeilennummer 4740: "* JEVIL seems exhausted...?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* CHAOS BOMBE wurde FÜR DICH vorbereitet.",</text:p>
          </table:table-cell>
          <table:table-cell table:number-columns-repeated="5"/>
          <table:table-cell office:value-type="string" calcext:value-type="string">
            <text:p>Zeilennummer 4740: "* CHAOS BOMB was prepared FOR YOU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* Etwas schreckliches kommt...!",</text:p>
          </table:table-cell>
          <table:table-cell table:number-columns-repeated="5"/>
          <table:table-cell office:value-type="string" calcext:value-type="string">
            <text:p>Zeilennummer 4740: "* Something terrible is coming...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* JEVIL zieht alle Register!",</text:p>
          </table:table-cell>
          <table:table-cell table:number-columns-repeated="5"/>
          <table:table-cell office:value-type="string" calcext:value-type="string">
            <text:p>Zeilennummer 4740: "* JEVIL's pulling out all the stops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* JEVIL ist wahrlich amüsiert!",</text:p>
          </table:table-cell>
          <table:table-cell table:number-columns-repeated="5"/>
          <table:table-cell office:value-type="string" calcext:value-type="string">
            <text:p>Zeilennummer 4740: "* JEVIL is truly exhausted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OK^1,&amp; Du hast mich überzeugt!!/%",</text:p>
          </table:table-cell>
          <table:table-cell table:number-columns-repeated="5"/>
          <table:table-cell office:value-type="string" calcext:value-type="string">
            <text:p>Zeilennummer 4740: "Alright^1,&amp;you convinced&amp;me!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740: "/%",</text:p>
          </table:table-cell>
          <table:table-cell table:number-columns-repeated="5"/>
          <table:table-cell office:value-type="string" calcext:value-type="string">
            <text:p>Zeilennummer 4740: "/%",</text:p>
          </table:table-cell>
          <table:table-cell table:number-columns-repeated="6"/>
        </table:table-row>
      </table:table>
      <table:table table:name="jokerbattleevent" table:style-name="ta1">
        <table:table-column table:style-name="co1" table:number-columns-repeated="15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7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4740: "* UEE HEE^1!&amp;* BESUCHER^1, BESUCHER^1!&amp;* NUN SPIELEN WIR^1, SPIELEN WIR!/",</text:p>
          </table:table-cell>
          <table:table-cell table:number-columns-repeated="7"/>
          <table:table-cell office:value-type="string" calcext:value-type="string">
            <text:p>Zeilennummer 4740: "* UEE HEE^1!&amp;* VISITORS^1, VISITORS^1!&amp;* NOW WE CAN PLAY^1, PLAY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* DANN^1, NACH EUCH^1, KANN ICH MIT DEN ANDEREN SPIELEN!/",</text:p>
          </table:table-cell>
          <table:table-cell table:number-columns-repeated="7"/>
          <table:table-cell office:value-type="string" calcext:value-type="string">
            <text:p>Zeilennummer 4740: "* THEN^1, AFTER YOU^1, I CAN PLAY WITH EVERYONE ELSE^1, TOO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* Was spielen wir eigentlich...?/",</text:p>
          </table:table-cell>
          <table:table-cell table:number-columns-repeated="7"/>
          <table:table-cell office:value-type="string" calcext:value-type="string">
            <text:p>Zeilennummer 4740: "* So what are we playing^1, exactly...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\\TJ* Oh^1, EIN EINFACHES ZAHLEN SPIEL./%",</text:p>
          </table:table-cell>
          <table:table-cell table:number-columns-repeated="7"/>
          <table:table-cell office:value-type="string" calcext:value-type="string">
            <text:p>Zeilennummer 4740: "\\TJ* OH^1, IT'S JUST A SIMPLE NUMBERS GAME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* ERREICHEN EURE HP 0^1, VERLIERT IHR!/",</text:p>
          </table:table-cell>
          <table:table-cell table:number-columns-repeated="7"/>
          <table:table-cell office:value-type="string" calcext:value-type="string">
            <text:p>Zeilennummer 4740: "* WHEN YOUR HP DROPS TO 0^1, YOU LOSE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* Solche Spiele magst du also^1, huh...?/",</text:p>
          </table:table-cell>
          <table:table-cell table:number-columns-repeated="7"/>
          <table:table-cell office:value-type="string" calcext:value-type="string">
            <text:p>Zeilennummer 4740: "* So that's the kinda game you wanna play^1, huh...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\\E2* Dann^1, muss ich dich warnen.../%",</text:p>
          </table:table-cell>
          <table:table-cell table:number-columns-repeated="7"/>
          <table:table-cell office:value-type="string" calcext:value-type="string">
            <text:p>Zeilennummer 4740: "\\E2* Then^1, I gotta warn you..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* Du redest mit eine Gruppe Haie./%",</text:p>
          </table:table-cell>
          <table:table-cell table:number-columns-repeated="7"/>
          <table:table-cell office:value-type="string" calcext:value-type="string">
            <text:p>Zeilennummer 4740: "* You're dealing with a couple of sharks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* UEE HEE HEE^1! HAI ZU HAI^1! SO WIE ICH ES WILL!/",</text:p>
          </table:table-cell>
          <table:table-cell table:number-columns-repeated="7"/>
          <table:table-cell office:value-type="string" calcext:value-type="string">
            <text:p>Zeilennummer 4740: "* UEE HEE HEE^1! SHARK-TO-SHARK^1! I WOULDN'T HAVE IT ANY OTHER WAY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* NUN^1, NUN!^1!&amp;* LASST DIE SPIELE BEGINNEN!!/%",</text:p>
          </table:table-cell>
          <table:table-cell table:number-columns-repeated="7"/>
          <table:table-cell office:value-type="string" calcext:value-type="string">
            <text:p>Zeilennummer 4740: "* NOW^1, NOW!^1!&amp;* LET THE GAMES BEGIN!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* HA HA HA^1.&amp;* WELCH SPAß!!!/",</text:p>
          </table:table-cell>
          <table:table-cell table:number-columns-repeated="7"/>
          <table:table-cell office:value-type="string" calcext:value-type="string">
            <text:p>Zeilennummer 4740: "* HA HA HA^1.&amp;* WHAT FUN!!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* DU BIST SCHNELL^1, SCHNELL^1, STARK^1, STARK./",</text:p>
          </table:table-cell>
          <table:table-cell table:number-columns-repeated="7"/>
          <table:table-cell office:value-type="string" calcext:value-type="string">
            <text:p>Zeilennummer 4740: "* YOU'RE FAST^1, FAST^1, STRONG^1, STRONG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* DOCH DIE SIND MEHR STARK^1, MEHR SCHNELL./",</text:p>
          </table:table-cell>
          <table:table-cell table:number-columns-repeated="7"/>
          <table:table-cell office:value-type="string" calcext:value-type="string">
            <text:p>Zeilennummer 4740: "* BUT THERE ARE YET FASTER^1, YET STRONGER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* DIE HAND DES RITTERS GEHT WEITER./",</text:p>
          </table:table-cell>
          <table:table-cell table:number-columns-repeated="7"/>
          <table:table-cell office:value-type="string" calcext:value-type="string">
            <text:p>Zeilennummer 4740: "* THE HAND OF THE KNIGHT IS DRIFTING FORWARD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* BALD^1, KOMMT DIE \"QUEEN\" WIEDER^1 UND DIE HÖLLE SPRUDELT HERVOR.../",</text:p>
          </table:table-cell>
          <table:table-cell table:number-columns-repeated="7"/>
          <table:table-cell office:value-type="string" calcext:value-type="string">
            <text:p>Zeilennummer 4740: "* SOON^1, THE \"QUEEN\" RETURNS^1, AND HELL'S ROAR BUBBLES FROM THE DEPTHS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* Lightners^1, BEENDET IHR ES?/",</text:p>
          </table:table-cell>
          <table:table-cell table:number-columns-repeated="7"/>
          <table:table-cell office:value-type="string" calcext:value-type="string">
            <text:p>Zeilennummer 4740: "* LIGHTNERS^1, CAN YOU STOP IT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* UEE HEE HEE^1!/",</text:p>
          </table:table-cell>
          <table:table-cell table:number-columns-repeated="7"/>
          <table:table-cell office:value-type="string" calcext:value-type="string">
            <text:p>Zeilennummer 4740: "* UEE HEE HEE^1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* SONST KOMMT^1, EIN UNFUG-UNFUG^1, EIN CHAOS-CHAOS...!/",</text:p>
          </table:table-cell>
          <table:table-cell table:number-columns-repeated="7"/>
          <table:table-cell office:value-type="string" calcext:value-type="string">
            <text:p>Zeilennummer 4740: "* EITHER WAY^1, A MISCHIEF-MISCHIEF^1, A CHAOS-CHAOS...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* Lightners^1!&amp;* IN EUER KLEINEN ZELLE!!/",</text:p>
          </table:table-cell>
          <table:table-cell table:number-columns-repeated="7"/>
          <table:table-cell office:value-type="string" calcext:value-type="string">
            <text:p>Zeilennummer 4740: "* LIGHTNERS^1!&amp;* FROM INSIDE YOUR LITTLE CELL!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* NIMMT MICH UND SEID STARK---!/%",</text:p>
          </table:table-cell>
          <table:table-cell table:number-columns-repeated="7"/>
          <table:table-cell office:value-type="string" calcext:value-type="string">
            <text:p>Zeilennummer 4740: "* TAKE ME AND DO YOUR STRONGEST---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* WELCH SPAß!!^1!&amp;* ICH BIN AMÜSIERT!!^1!&amp;* UND AUCH MÜDE!!/",</text:p>
          </table:table-cell>
          <table:table-cell table:number-columns-repeated="7"/>
          <table:table-cell office:value-type="string" calcext:value-type="string">
            <text:p>Zeilennummer 4740: "* WHAT FUN!!^1!&amp;* I'M EXHAUSTED!!^1!&amp;* YOU KIDS TIRED ME UP!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* NUN KANN ICH WEITERE 100 JAHRE SCHLAFEN./",</text:p>
          </table:table-cell>
          <table:table-cell table:number-columns-repeated="7"/>
          <table:table-cell office:value-type="string" calcext:value-type="string">
            <text:p>Zeilennummer 4740: "* NOW I WILL SLEEP FOR THE OTHER 100 YEARS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* LEIDER, HABT IHR KEINEN SCHÖNEN TRAUM MEHR./",</text:p>
          </table:table-cell>
          <table:table-cell table:number-columns-repeated="7"/>
          <table:table-cell office:value-type="string" calcext:value-type="string">
            <text:p>Zeilennummer 4740: "* UNFORTUNATELY, YOU KIDS CANNOT HAVE SUCH A PLEASANT DREAM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* AB NUN^1, ERWACHT EIN ALBTRAUM IN EUER HERZ./",</text:p>
          </table:table-cell>
          <table:table-cell table:number-columns-repeated="7"/>
          <table:table-cell office:value-type="string" calcext:value-type="string">
            <text:p>Zeilennummer 4740: "* FROM NOW^1, A NIGHTMARE WILL AWAKEN IN YOUR HEARTS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* IM SCHATTEN DES RITTERS HAND.../",</text:p>
          </table:table-cell>
          <table:table-cell table:number-columns-repeated="7"/>
          <table:table-cell office:value-type="string" calcext:value-type="string">
            <text:p>Zeilennummer 4740: "* IN THE SHADOW OF THE KNIGHT'S HAND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* Lightners^1, BEENDET IHR ES?/",</text:p>
          </table:table-cell>
          <table:table-cell table:number-columns-repeated="7"/>
          <table:table-cell office:value-type="string" calcext:value-type="string">
            <text:p>Zeilennummer 4740: "* LIGHTNERS^1, CAN YOU STOP IT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* UEE HEE HEE^1!/",</text:p>
          </table:table-cell>
          <table:table-cell table:number-columns-repeated="7"/>
          <table:table-cell office:value-type="string" calcext:value-type="string">
            <text:p>Zeilennummer 4740: "* UEE HEE HEE^1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* SONST KOMMT^1, EIN UNFUG-UNFUG^1, EIN CHAOS-CHAOS...!/",</text:p>
          </table:table-cell>
          <table:table-cell table:number-columns-repeated="7"/>
          <table:table-cell office:value-type="string" calcext:value-type="string">
            <text:p>Zeilennummer 4740: "* EITHER WAY^1, A MISCHIEF-MISCHIEF^1, A CHAOS-CHAOS...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* Lightners^1!&amp;* IN EUER KLEINEN ZELLE!!/",</text:p>
          </table:table-cell>
          <table:table-cell table:number-columns-repeated="7"/>
          <table:table-cell office:value-type="string" calcext:value-type="string">
            <text:p>Zeilennummer 4740: "* LIGHTNERS^1!&amp;* FROM INSIDE YOUR LITTLE CELL!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* NIMMT DIES UND SEID STARK---!/%",</text:p>
          </table:table-cell>
          <table:table-cell table:number-columns-repeated="7"/>
          <table:table-cell office:value-type="string" calcext:value-type="string">
            <text:p>Zeilennummer 4740: "* TAKE THIS AND DO YOUR STRONGEST---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* (TEUFELSMESSER wurde deinen WAFFEN hinzugetan.)/%",</text:p>
          </table:table-cell>
          <table:table-cell table:number-columns-repeated="7"/>
          <table:table-cell office:value-type="string" calcext:value-type="string">
            <text:p>Zeilennummer 4740: "* (DEVILSKNIFE was added to your WEAPONs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* (Eine komische Truhe erschien auBerhalb des Räumes...)/%",</text:p>
          </table:table-cell>
          <table:table-cell table:number-columns-repeated="7"/>
          <table:table-cell office:value-type="string" calcext:value-type="string">
            <text:p>Zeilennummer 4740: "* (A strange chest appeared outside the room..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* (JEVILSCHWEIF wurde deiner RÜSTUNG hinzugefügt.)/%",</text:p>
          </table:table-cell>
          <table:table-cell table:number-columns-repeated="7"/>
          <table:table-cell office:value-type="string" calcext:value-type="string">
            <text:p>Zeilennummer 4740: "* (JEVILSTAIL was added to your ARMORs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* (Eine komische Truhe erschien außerhalb des Räumes...)/%",</text:p>
          </table:table-cell>
          <table:table-cell table:number-columns-repeated="7"/>
          <table:table-cell office:value-type="string" calcext:value-type="string">
            <text:p>Zeilennummer 4740: "* (A strange chest appeared outside the room..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4740: "* (Du erhältst einen Schattenkristall.)/%",</text:p>
          </table:table-cell>
          <table:table-cell table:number-columns-repeated="7"/>
          <table:table-cell office:value-type="string" calcext:value-type="string">
            <text:p>Zeilennummer 4740: "* (You got ShadowCrystal.)/%",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0:56:58.852000000</meta:creation-date>
    <dc:date>2023-06-18T20:59:56.790000000</dc:date>
    <meta:editing-duration>PT2M58S</meta:editing-duration>
    <meta:editing-cycles>1</meta:editing-cycles>
    <meta:document-statistic meta:table-count="2" meta:cell-count="184" meta:object-count="0"/>
    <meta:generator>LibreOffice/7.4.3.2$Windows_X86_64 LibreOffice_project/1048a8393ae2eeec98dff31b5c133c5f1d08b890</meta:generator>
  </office:meta>
</office:document-meta>
</file>